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9859f" officeooo:paragraph-rsid="0019859f"/>
    </style:style>
    <style:style style:name="P2" style:family="paragraph" style:parent-style-name="Standard">
      <style:paragraph-properties fo:text-align="center" style:justify-single-word="false"/>
      <style:text-properties officeooo:rsid="0019859f" officeooo:paragraph-rsid="0019859f"/>
    </style:style>
    <style:style style:name="P3" style:family="paragraph" style:parent-style-name="Standard">
      <style:text-properties officeooo:rsid="001a3242" officeooo:paragraph-rsid="001a3242"/>
    </style:style>
    <style:style style:name="P4" style:family="paragraph" style:parent-style-name="Standard">
      <style:text-properties officeooo:rsid="001a3242" officeooo:paragraph-rsid="001b560f"/>
    </style:style>
    <style:style style:name="P5" style:family="paragraph" style:parent-style-name="Standard">
      <style:text-properties officeooo:rsid="001b560f" officeooo:paragraph-rsid="001b560f"/>
    </style:style>
    <style:style style:name="P6" style:family="paragraph" style:parent-style-name="Standard">
      <style:text-properties officeooo:rsid="001b5c50" officeooo:paragraph-rsid="001b5c50"/>
    </style:style>
    <style:style style:name="T1" style:family="text">
      <style:text-properties officeooo:rsid="001b5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астройка noVNC.</text:p>
      <text:p text:style-name="P1"/>
      <text:p text:style-name="P1">На стороне сервера nginx ( front-end ), требуется в конфигурационном файле указать следующие значения:</text:p>
      <text:p text:style-name="P1"/>
      <text:p text:style-name="P1">location /Content/noVNC {</text:p>
      <text:p text:style-name="P1"><text:s text:c="8"/>if ( $args ~* ^host=([0-9.+]+)&amp;port=([0-9+]+)&amp;password=(\w+)$){</text:p>
      <text:p text:style-name="P1"><text:s text:c="8"/>rewrite ^ /p$arg_port/vnc_lite.html?password=$arg_password? permanent;</text:p>
      <text:p text:style-name="P1"><text:s text:c="8"/>}</text:p>
      <text:p text:style-name="P1"><text:s/>}</text:p>
      <text:p text:style-name="P1"/>
      <text:p text:style-name="P1">location ~* /p([0-9]+)/(.*)$ {</text:p>
      <text:p text:style-name="P1"><text:s text:c="8"/>proxy_pass http://192.168.0.53/p$1/$2;</text:p>
      <text:p text:style-name="P1"><text:s text:c="8"/>proxy_http_version 1.1;</text:p>
      <text:p text:style-name="P1"><text:s text:c="8"/>proxy_set_header Upgrade $http_upgrade;</text:p>
      <text:p text:style-name="P1"><text:s text:c="8"/>proxy_set_header Connection "upgrade";</text:p>
      <text:p text:style-name="P1"><text:s text:c="8"/>proxy_buffering off;</text:p>
      <text:p text:style-name="P1">}</text:p>
      <text:p text:style-name="P1"/>
      <text:p text:style-name="P1">location /websockify {</text:p>
      <text:p text:style-name="P1"><text:s text:c="8"/>proxy_pass http://192.168.0.53/websockify;</text:p>
      <text:p text:style-name="P1"><text:s text:c="8"/>alias /opt/noVNC/;</text:p>
      <text:p text:style-name="P1"><text:s text:c="8"/>proxy_http_version 1.1;</text:p>
      <text:p text:style-name="P1"><text:s text:c="8"/>proxy_set_header Upgrade $http_upgrade;</text:p>
      <text:p text:style-name="P1"><text:s text:c="8"/>proxy_set_header Connection "upgrade";</text:p>
      <text:p text:style-name="P1"><text:s text:c="8"/>proxy_read_timeout 61s;</text:p>
      <text:p text:style-name="P1"><text:s text:c="8"/>proxy_buffering off;</text:p>
      <text:p text:style-name="P1"><text:s text:c="4"/>}</text:p>
      <text:p text:style-name="P1"/>
      <text:p text:style-name="P1">где значение proxy_pass <text:a xlink:type="simple" xlink:href="http://192.168.0.53/" text:style-name="Internet_20_link" text:visited-style-name="Visited_20_Internet_20_Link">http://192.168.0.53</text:a> — передает запрос на back-end сервер. </text:p>
      <text:p text:style-name="P1"/>
      <text:p text:style-name="P1">На стороне сервера nginx ( back-end ) указываем в конфигурационном файле следующие значения:<text:line-break/></text:p>
      <text:p text:style-name="P1"/>
      <text:p text:style-name="P1">location /Content/noVNC {</text:p>
      <text:p text:style-name="P6"><text:s text:c="8"/>if ( -d /Content/) {</text:p>
      <text:p text:style-name="P6"><text:s text:c="16"/>return 403;</text:p>
      <text:p text:style-name="P6"><text:s text:c="8"/>}</text:p>
      <text:p text:style-name="P1"><text:s text:c="8"/>if ( $args ~* ^host=([0-9.+]+)&amp;port=([0-9+]+)&amp;password=(\w+)$){</text:p>
      <text:p text:style-name="P1"><text:s text:c="8"/>rewrite ^ /p$arg_port/vnc_lite.html?password=$arg_password? permanent;</text:p>
      <text:p text:style-name="P1"><text:s text:c="8"/>}</text:p>
      <text:p text:style-name="P1"><text:s/>}</text:p>
      <text:p text:style-name="P1"/>
      <text:p text:style-name="P1">location ~* /p([0-9]+)/(.*)$ {</text:p>
      <text:p text:style-name="P1"><text:s text:c="8"/>proxy_pass http://p$1/$2;</text:p>
      <text:p text:style-name="P1"><text:s text:c="8"/>proxy_http_version 1.1;</text:p>
      <text:p text:style-name="P1"><text:s text:c="8"/>proxy_set_header Upgrade $http_upgrade;</text:p>
      <text:p text:style-name="P1"><text:s text:c="8"/>proxy_set_header Connection "upgrade";</text:p>
      <text:p text:style-name="P1"><text:s text:c="8"/>proxy_buffering off;</text:p>
      <text:p text:style-name="P1">}</text:p>
      <text:p text:style-name="P1"/>
      <text:p text:style-name="P1"><text:soft-page-break/>location /websockify {</text:p>
      <text:p text:style-name="P1"><text:s text:c="8"/>if ( $args ~* ^port=([0-9]+)$){</text:p>
      <text:p text:style-name="P1"><text:s text:c="8"/>proxy_pass http://192.168.0.53:$arg_port/websockify;</text:p>
      <text:p text:style-name="P1"><text:s text:c="8"/>}</text:p>
      <text:p text:style-name="P1"><text:s text:c="8"/>alias /opt/noVNC/;</text:p>
      <text:p text:style-name="P1"><text:s text:c="8"/>proxy_http_version 1.1;</text:p>
      <text:p text:style-name="P1"><text:s text:c="8"/>proxy_set_header Upgrade $http_upgrade;</text:p>
      <text:p text:style-name="P1"><text:s text:c="8"/>proxy_set_header Connection "upgrade";</text:p>
      <text:p text:style-name="P1"><text:s text:c="8"/>proxy_read_timeout 61s;</text:p>
      <text:p text:style-name="P1"><text:s text:c="8"/>proxy_buffering off;</text:p>
      <text:p text:style-name="P1"><text:s text:c="4"/>}</text:p>
      <text:p text:style-name="P1"/>
      <text:p text:style-name="P3">Чтобы noVNC смог нормально подключится к ws, требуется в файле конфигурации изменить параметр в файле vnc_lite.html расположенный в директории /opt/noVNC</text:p>
      <text:p text:style-name="P3"/>
      <text:p text:style-name="P4">Добавить строчку кода <text:span text:style-name="T1">в файле в</text:span> строке 224:<text:line-break/>var pathArray = window.location.href.split( '/' );</text:p>
      <text:p text:style-name="P3">и изменить параметр кода <text:span text:style-name="T1">в строке</text:span> 227:</text:p>
      <text:p text:style-name="P3"><text:span text:style-name="T1">с</text:span> - var path = WebUtil.getConfigVar('path', 'websockify');</text:p>
      <text:p text:style-name="P3"><text:span text:style-name="T1">на</text:span> - var path = WebUtil.getConfigVar('path', 'websockify')+'?port='+pathArray[3].substring(1);</text:p>
      <text:p text:style-name="P3"/>
      <text:p text:style-name="P3"/>
      <text:p text:style-name="P3"/>
      <text:p text:style-name="P3">После <text:span text:style-name="T1">проверить на наличии ошибок командой nginx -t, если ошибок нет, требуется перезапустить сервис. </text:span></text:p>
      <text:p text:style-name="P5">nginx -s reload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8:45:20.872685899</meta:creation-date>
    <dc:date>2017-11-15T20:03:29.782759666</dc:date>
    <meta:editing-duration>PT47M48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2" meta:paragraph-count="58" meta:word-count="226" meta:character-count="2356" meta:non-whitespace-character-count="1886"/>
  </office:meta>
</office:document-meta>
</file>